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language-asian="zxx" style:country-asian="none" style:language-complex="zxx" style:country-complex="none"/>
    </style:style>
    <style:style style:name="P2" style:family="paragraph" style:parent-style-name="Standard" style:list-style-name="L1">
      <style:text-properties fo:language="de" fo:country="DE" style:language-asian="zxx" style:country-asian="none" style:language-complex="zxx" style:country-complex="none"/>
    </style:style>
    <style:style style:name="P3" style:family="paragraph" style:parent-style-name="Standard">
      <style:text-properties fo:language="de" fo:country="DE" fo:font-style="italic" style:language-asian="zxx" style:country-asian="none" style:font-style-asian="italic" style:language-complex="zxx" style:country-complex="none" style:font-style-complex="italic"/>
    </style:style>
    <style:style style:name="P4" style:family="paragraph" style:parent-style-name="Standard">
      <style:text-properties fo:language="de" fo:country="DE" fo:font-weight="bold" style:language-asian="zxx" style:country-asian="none" style:font-weight-asian="bold" style:language-complex="zxx" style:country-complex="none" style:font-weight-complex="bold"/>
    </style:style>
    <style:style style:name="P5" style:family="paragraph" style:parent-style-name="Standard">
      <style:text-properties fo:language="de" fo:country="DE" fo:font-weight="normal" style:language-asian="zxx" style:country-asian="none" style:font-weight-asian="normal" style:language-complex="zxx" style:country-complex="none" style:font-weight-complex="normal"/>
    </style:style>
    <style:style style:name="P6" style:family="paragraph" style:parent-style-name="Standard">
      <style:text-properties style:text-line-through-style="none" fo:language="de" fo:country="DE" style:text-underline-style="none"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style:text-line-through-style="none"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ory:</text:p>
      <text:list xml:id="list3154861048584067590" text:style-name="L1">
        <text:list-item>
          <text:p text:style-name="P2">Haben die Spieler das Tablet von Anfang an? Starten sie selbst oder wird ihnen das Spiel gestartet? Frage 2 und 3 bedingen sich mehr oder weniger dadurch.</text:p>
        </text:list-item>
        <text:list-item>
          <text:p text:style-name="P2">gerne Anfang kürzen und Soundeffekte etwas lauter. Nach Ende des Introtextes fade ich den Sound aus und leite direkt zum ersten Rätsel über.</text:p>
        </text:list-item>
        <text:list-item>
          <text:p text:style-name="P2">Gibt es ein aktuelles Transkript? Würde gerne Untertitel machen dass etwas auf dem Tablet passiert und die Leute mitlesen können. Bilder/Video mit einzelnen Bildframes wäre natürlich cool, aber dafür hab ich keine Zeit.</text:p>
        </text:list-item>
        <text:list-item>
          <text:p text:style-name="P2">Was ist der <text:span text:style-name="T5">Ring der Tausend Seelen</text:span>? Welche Bedeutung hat er für das Spiel? Wird er irgendwo erklärt?</text:p>
        </text:list-item>
      </text:list>
      <text:p text:style-name="P1"/>
      <text:p text:style-name="P1"/>
      <text:p text:style-name="P4">Tigerrätsel:</text:p>
      <text:p text:style-name="P1">Folgt das Tigerrätsel direkt auf das vorherige?</text:p>
      <text:p text:style-name="P1">Welche Zahlen bei Tiger? Wie werden diese Berechnet?</text:p>
      <text:p text:style-name="P1">Schlafzauber für den Tiger: geht andere Lösung? Also mehr zahlen. z.b. 139 oder so</text:p>
      <text:p text:style-name="P1">alternativ 0 an einer Position einfügen um auf 3 Zahlen zu kommen: <text:span text:style-name="T1">0</text:span> <text:span text:style-name="T1">x</text:span> <text:span text:style-name="T1">x</text:span></text:p>
      <text:p text:style-name="P1"><text:span text:style-name="T1"/></text:p>
      <text:p text:style-name="P1"><text:span text:style-name="T1">Idee:</text:span><text:span text:style-name="T2"> </text:span><text:span text:style-name="T6">Blatt mit Übersetzung von magischen Zutaten in Zahlencode.</text:span></text:p>
      <text:p text:style-name="P6">Option 1(aktuell): Ähnlich wie beim Zaubertrankrätsel die richtigen Zutaten zusammenfügen.</text:p>
      <text:p text:style-name="P1">Option 2: ein Zahlenschloss, aus dem man sobald es geöffnet wurde den Schlaftrank und (wenn erwünscht) einen Hinweis bekommt.</text:p>
      <text:p text:style-name="P1"/>
      <text:p text:style-name="P4">Grundausstattung eines Magiers:</text:p>
      <text:p text:style-name="P1">Ein paar der Begriffe erscheinen mir zu unklar. Besen z.B. kommen ja im <text:span text:style-name="T5">Zauberlehrling </text:span><text:span text:style-name="T3">vor und können daher Teil des Repertoires sein. andere sind wiederum vllt etwas zu weit vom Thema entfernt (Akkordeon, Nashorn, Orgel)</text:span></text:p>
      <text:p text:style-name="P1"><text:span text:style-name="T3">Eine Version ohne farbig markierte Fehler wäre gut :) die würde ich als Platzhalter dann als Bild einfügen.</text:span></text:p>
      <text:p text:style-name="P1"/>
      <text:p text:style-name="P3"><text:span text:style-name="T4">Rechnen mit Symbolen:</text:span> </text:p>
      <text:p text:style-name="P3">Lösung 48 stimmt doch nicht oder? </text:p>
      <text:p text:style-name="P3">z+z+z = 60 → 60/3 = 20</text:p>
      <text:p text:style-name="P3">20 + x + x= 40 → <text:s/>2*x = 20 → <text:s/>x= 10</text:p>
      <text:p text:style-name="P3">10-y = 5 → <text:s/>y = 5</text:p>
      <text:p text:style-name="P3">5 + 20*10 = 205</text:p>
      <text:p text:style-name="P1"><text:span text:style-name="T2">Ist der konkrete Inhalt relevant? Ansonsten bastle ich einfach eine funktionierende Rechnung mit Symbolen die mir zur Verfügung stehen.</text:span></text:p>
      <text:p text:style-name="P1"><text:span text:style-name="T2"/></text:p>
      <text:p text:style-name="P4"><text:span text:style-name="T2">Symbol Memory:</text:span></text:p>
      <text:p text:style-name="P1"><text:span text:style-name="T2">(Generell relativ unklar über alles außer der Funktionalität)</text:span></text:p>
      <text:p text:style-name="P1"><text:span text:style-name="T2">Wo ist die Hinweistafel?</text:span></text:p>
      <text:p text:style-name="P1"><text:span text:style-name="T2">Memory wird als normales Rätsel über den Hub aufgerufen.</text:span></text:p>
      <text:p text:style-name="P1"><text:span text:style-name="T2">Wofür ist der Hinweis, wie wird das übersetzt? </text:span></text:p>
      <text:p text:style-name="P1"><text:span text:style-name="T2">Assets brauchen einen Hintergrund, müssen quadratisch und gleich groß sein (ca 500x500).</text:span></text:p>
      <text:p text:style-name="P1"><text:span text:style-name="T2">→ Nach passenden Hintergründen und Umrahmungen suche ich noch in meinen Assets.</text:span></text:p>
      <text:p text:style-name="P1"><text:span text:style-name="T2"/></text:p>
      <text:p text:style-name="P4"><text:span text:style-name="T2">Finale:</text:span></text:p>
      <text:p text:style-name="P5"><text:span text:style-name="T2">Teil 1: ist die Lösung bekannt oder muss man raten?</text:span></text:p>
      <text:p text:style-name="P5"><text:span text:style-name="T2">Teil 2-4 wäre cool wenn es logisch in der Abfolge passieren könnte dass die Spannung aufgebaut wird. Das Zauberstab“rätsel“ ist ja sehr simpel. </text:span></text:p>
      <text:p text:style-name="P5"><text:span text:style-name="T2"/></text:p>
      <text:p text:style-name="P5"><text:soft-page-break/><text:span text:style-name="T2">Teil 3: Kann man Inhaltsstoffe ändern, falls ich keine Bilder dafür habe, oder stehen diese fest?</text:span></text:p>
      <text:p text:style-name="P5"><text:span text:style-name="T2">Es könnte spannender sein wenn man Zahlencodes statt der Namen verwendet und dem Rezept nur über einen Zwischenschritt der Übersetzung folgen kann.(Hier könnte das optionale Übersetzungsblatt beim Tigerrätsel erneut verwendet werden) also Einhorntränen → 13 ; Fledermausflügel → 8 ; etc.</text:span></text:p>
      <text:p text:style-name="P1"><text:span text:style-name="T2"/></text:p>
      <text:p text:style-name="P1"><text:span text:style-name="T2">Teil 4: Ich arbeite gerade an einem Lückentext in Reimform der den Zauberspruch darstellen soll. Die Zauberlehrlinge sollen dann per Multiple Choice die richtige Option auswählen und dadurch zur nächsten Lücke springen.</text:span></text:p>
      <text:p text:style-name="P1"><text:span text:style-name="T2"/></text:p>
      <text:p text:style-name="P1"><text:span text:style-name="T2"/></text:p>
      <text:p text:style-name="P4"><text:span text:style-name="T2">Fürs Testen:</text:span></text:p>
      <text:p text:style-name="P1"><text:span text:style-name="T2">Wichtig: Alle Hinweise/Lösungen die für die digitalen Rätsel erforderlich sind, entweder als Text, oder als Foto, gerne gesammelt in einer PDF.</text:span></text:p>
      <text:p text:style-name="P1"><text:span text:style-name="T2"/></text:p>
      <text:p text:style-name="P1"><text:span text:style-name="T2">Im Hinblick auf Spieldauer: welche Rätsel sind essentiell und welche können einfach gestrichen werden?</text:span></text:p>
      <text:p text:style-name="P1"><text:span text:style-name="T2">Ich lasse mit bei den Tests berichten wie lange sie insgesamt gebraucht haben. Falls Rätsel nicht essentiell sind und wir Überlänge haben würde ich mich dann beim Polishing auf die anderen Konzentrieren und weitere unwichtige stattdessen herausnehmen. Falls es von der Zeit her passt ist das natürlich nicht ganz so relevant, trotzdem muss ich aus Zeitmangel herausfinden was mehr Aufmerksamkeit verdient.</text:span></text:p>
      <text:p text:style-name="P1"><text:span text:style-name="T2">Hierbei ist auch interessant welche Rätsel gelöst werden MÜSSEN und wann diese zugänglich sein sol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4M6S</meta:editing-duration>
    <meta:editing-cycles>8</meta:editing-cycles>
    <meta:generator>OpenOffice/4.1.6$Win32 OpenOffice.org_project/416m1$Build-9790</meta:generator>
    <dc:date>2020-04-27T17:23:34.33</dc:date>
    <meta:document-statistic meta:table-count="0" meta:image-count="0" meta:object-count="0" meta:page-count="2" meta:paragraph-count="41" meta:word-count="596" meta:character-count="3749"/>
    <meta:user-defined meta:name="Info 1"/>
    <meta:user-defined meta:name="Info 2"/>
    <meta:user-defined meta:name="Info 3"/>
    <meta:user-defined meta:name="Info 4"/>
  </office:meta>
</office:document-meta>
</file>